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ff" style:font-name="Liberation Sans" fo:font-size="10pt" fo:font-weight="normal" officeooo:rsid="00e23fa6" officeooo:paragraph-rsid="00e23fa6" style:font-size-asian="10pt" style:font-weight-asian="normal" style:font-size-complex="10pt" style:font-weight-complex="normal"/>
    </style:style>
    <style:style style:name="P2" style:family="paragraph" style:parent-style-name="Standard">
      <style:paragraph-properties fo:line-height="115%" fo:text-align="justify" style:justify-single-word="false"/>
      <style:text-properties fo:color="#0000ff" style:font-name="Liberation Sans" fo:font-size="10pt" fo:font-weight="normal" officeooo:rsid="01ff569e" officeooo:paragraph-rsid="001b617f" style:font-size-asian="10pt" style:font-weight-asian="normal" style:font-size-complex="10pt" style:font-weight-complex="normal"/>
    </style:style>
    <style:style style:name="P3" style:family="paragraph" style:parent-style-name="Standard">
      <style:paragraph-properties fo:line-height="115%" fo:text-align="justify" style:justify-single-word="false"/>
      <style:text-properties fo:color="#0000ff" style:font-name="Liberation Sans" fo:font-size="10pt" fo:font-weight="normal" officeooo:rsid="0200ed6f" officeooo:paragraph-rsid="001b617f" style:font-size-asian="10pt" style:font-weight-asian="normal" style:font-size-complex="10pt" style:font-weight-complex="normal"/>
    </style:style>
    <style:style style:name="P4" style:family="paragraph" style:parent-style-name="Standard">
      <style:paragraph-properties fo:line-height="115%" fo:text-align="justify" style:justify-single-word="false"/>
      <style:text-properties fo:color="#0000ff" style:font-name="Liberation Sans" fo:font-size="10pt" fo:font-weight="normal" officeooo:rsid="00292877" officeooo:paragraph-rsid="01271d68" style:font-size-asian="10pt" style:font-weight-asian="normal" style:font-size-complex="10pt" style:font-weight-complex="normal"/>
    </style:style>
    <style:style style:name="P5" style:family="paragraph" style:parent-style-name="Standard">
      <style:paragraph-properties fo:line-height="115%" fo:text-align="justify" style:justify-single-word="false"/>
      <style:text-properties fo:color="#0000ff" style:font-name="Liberation Sans" fo:font-size="10pt" fo:font-weight="normal" officeooo:rsid="002c6567" officeooo:paragraph-rsid="01271d68" style:font-size-asian="10pt" style:font-weight-asian="normal" style:font-size-complex="10pt" style:font-weight-complex="normal"/>
    </style:style>
    <style:style style:name="P6" style:family="paragraph" style:parent-style-name="Standard">
      <style:paragraph-properties fo:line-height="115%" fo:text-align="justify" style:justify-single-word="false"/>
      <style:text-properties fo:color="#0000ff" style:font-name="Liberation Sans" fo:font-size="10pt" officeooo:paragraph-rsid="01271d68" style:font-size-asian="10pt" style:font-size-complex="10pt"/>
    </style:style>
    <style:style style:name="P7" style:family="paragraph" style:parent-style-name="Text_20_body">
      <style:text-properties fo:font-style="italic"/>
    </style:style>
    <style:style style:name="P8" style:family="paragraph" style:parent-style-name="Text_20_body">
      <style:text-properties fo:font-style="normal" officeooo:rsid="000bd894" officeooo:paragraph-rsid="000bd894" style:font-style-asian="normal" style:font-style-complex="normal"/>
    </style:style>
    <style:style style:name="P9" style:family="paragraph" style:parent-style-name="Text_20_body">
      <style:text-properties fo:font-style="normal" officeooo:rsid="00130058" officeooo:paragraph-rsid="001ba81a" style:font-style-asian="normal" style:font-style-complex="normal"/>
    </style:style>
    <style:style style:name="P10" style:family="paragraph" style:parent-style-name="Text_20_body">
      <style:text-properties fo:font-style="normal" officeooo:rsid="0018fd1c" officeooo:paragraph-rsid="0018fd1c" style:font-style-asian="normal" style:font-style-complex="normal"/>
    </style:style>
    <style:style style:name="P11" style:family="paragraph" style:parent-style-name="Text_20_body">
      <style:text-properties fo:font-style="normal" officeooo:rsid="0018fd1c" officeooo:paragraph-rsid="001ba81a" style:font-style-asian="normal" style:font-style-complex="normal"/>
    </style:style>
    <style:style style:name="P12" style:family="paragraph" style:parent-style-name="Text_20_body">
      <style:text-properties fo:font-style="normal" officeooo:rsid="001cb5ee" officeooo:paragraph-rsid="001cb5ee" style:font-style-asian="normal" style:font-style-complex="normal"/>
    </style:style>
    <style:style style:name="P13" style:family="paragraph" style:parent-style-name="Text_20_body">
      <style:paragraph-properties fo:line-height="115%" fo:text-align="justify" style:justify-single-word="false"/>
      <style:text-properties fo:color="#000000" style:font-name="Liberation Sans" fo:font-size="10pt" fo:font-style="normal" fo:font-weight="normal" officeooo:rsid="001cb5ee" officeooo:paragraph-rsid="001cb5ee" style:font-size-asian="10pt" style:font-style-asian="normal" style:font-weight-asian="normal" style:font-size-complex="10pt" style:font-style-complex="normal" style:font-weight-complex="normal"/>
    </style:style>
    <style:style style:name="P14" style:family="paragraph" style:parent-style-name="Text_20_body">
      <style:paragraph-properties fo:break-before="page"/>
      <style:text-properties fo:font-style="normal" officeooo:rsid="000bd894" officeooo:paragraph-rsid="00130058" style:font-style-asian="normal" style:font-style-complex="normal"/>
    </style:style>
    <style:style style:name="P15" style:family="paragraph" style:parent-style-name="Text_20_body">
      <style:text-properties fo:font-style="normal" officeooo:rsid="00160428" officeooo:paragraph-rsid="001ba81a" style:font-style-asian="normal" style:font-style-complex="normal"/>
    </style:style>
    <style:style style:name="P16" style:family="paragraph" style:parent-style-name="Text_20_body">
      <style:text-properties fo:font-style="normal" officeooo:rsid="000dc99b" officeooo:paragraph-rsid="00130058"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e37267"/>
    </style:style>
    <style:style style:name="T4" style:family="text">
      <style:text-properties fo:font-style="normal" style:text-underline-style="none" officeooo:rsid="00293bc2" style:font-style-asian="normal" style:font-style-complex="normal"/>
    </style:style>
    <style:style style:name="T5" style:family="text">
      <style:text-properties fo:font-weight="normal" officeooo:rsid="0027f3ab" style:font-weight-asian="normal" style:font-weight-complex="normal"/>
    </style:style>
    <style:style style:name="T6" style:family="text">
      <style:text-properties fo:font-weight="normal" officeooo:rsid="00283fb8" style:font-weight-asian="normal" style:font-weight-complex="normal"/>
    </style:style>
    <style:style style:name="T7" style:family="text">
      <style:text-properties fo:font-weight="normal" officeooo:rsid="003837a4" style:font-weight-asian="normal" style:font-weight-complex="normal"/>
    </style:style>
    <style:style style:name="T8" style:family="text">
      <style:text-properties fo:font-weight="normal" officeooo:rsid="00293bc2" style:font-weight-asian="normal" style:font-weight-complex="normal"/>
    </style:style>
    <style:style style:name="T9" style:family="text">
      <style:text-properties fo:font-weight="normal" officeooo:rsid="0028e2f0" style:font-weight-asian="normal" style:font-weight-complex="normal"/>
    </style:style>
    <style:style style:name="T10" style:family="text">
      <style:text-properties fo:font-weight="normal" officeooo:rsid="00388fd5" style:font-weight-asian="normal" style:font-weight-complex="normal"/>
    </style:style>
    <style:style style:name="T11" style:family="text">
      <style:text-properties fo:font-weight="normal" officeooo:rsid="00e85821" style:font-weight-asian="normal" style:font-weight-complex="normal"/>
    </style:style>
    <style:style style:name="T12" style:family="text">
      <style:text-properties fo:font-weight="normal" officeooo:rsid="00292877" style:font-weight-asian="normal" style:font-weight-complex="normal"/>
    </style:style>
    <style:style style:name="T13" style:family="text">
      <style:text-properties fo:font-weight="normal" officeooo:rsid="004dbc93" style:font-weight-asian="normal" style:font-weight-complex="normal"/>
    </style:style>
    <style:style style:name="T14" style:family="text">
      <style:text-properties fo:font-weight="normal" officeooo:rsid="003a7b60" style:font-weight-asian="normal" style:font-weight-complex="normal"/>
    </style:style>
    <style:style style:name="T15" style:family="text">
      <style:text-properties fo:font-weight="normal" officeooo:rsid="00340c3d" style:font-weight-asian="normal" style:font-weight-complex="normal"/>
    </style:style>
    <style:style style:name="T16" style:family="text">
      <style:text-properties fo:font-weight="normal" officeooo:rsid="010d8da9" style:font-weight-asian="normal" style:font-weight-complex="normal"/>
    </style:style>
    <style:style style:name="T17" style:family="text">
      <style:text-properties fo:font-weight="normal" officeooo:rsid="00296dd0" style:font-weight-asian="normal" style:font-weight-complex="normal"/>
    </style:style>
    <style:style style:name="T18" style:family="text">
      <style:text-properties fo:font-weight="normal" officeooo:rsid="002abf2e" style:font-weight-asian="normal" style:font-weight-complex="normal"/>
    </style:style>
    <style:style style:name="T19" style:family="text">
      <style:text-properties fo:font-weight="normal" officeooo:rsid="002e7db0" style:font-weight-asian="normal" style:font-weight-complex="normal"/>
    </style:style>
    <style:style style:name="T20" style:family="text">
      <style:text-properties fo:font-weight="normal" officeooo:rsid="002c6567" style:font-weight-asian="normal" style:font-weight-complex="normal"/>
    </style:style>
    <style:style style:name="T21" style:family="text">
      <style:text-properties officeooo:rsid="000dc99b"/>
    </style:style>
    <style:style style:name="T22" style:family="text">
      <style:text-properties officeooo:rsid="00160428"/>
    </style:style>
    <style:style style:name="T23" style:family="text">
      <style:text-properties officeooo:rsid="0017d703"/>
    </style:style>
    <style:style style:name="T24" style:family="text">
      <style:text-properties fo:font-weight="bold" style:font-weight-asian="bold" style:font-weight-complex="bold"/>
    </style:style>
    <style:style style:name="T25" style:family="text">
      <style:text-properties officeooo:rsid="0019c651"/>
    </style:style>
    <style:style style:name="T26" style:family="text">
      <style:text-properties officeooo:rsid="001ba81a"/>
    </style:style>
    <style:style style:name="T27" style:family="text">
      <style:text-properties officeooo:rsid="001cb5ee"/>
    </style:style>
    <style:style style:name="T28" style:family="text">
      <style:text-properties officeooo:rsid="001de2a5"/>
    </style:style>
    <style:style style:name="T29" style:family="text">
      <style:text-properties officeooo:rsid="002303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bjet de l’écriture de mes mémoires est le souhait de laisser à ma famille et à mes amis une trace des faits marquants qui ont jalonné ma vie.</text:p>
      <text:p text:style-name="P3">Ce projet unique est en soi une aventure. Il a nécessité un important travail de mémoire. Il a été aussi une belle occasion pour établir le contact avec la famille, les amis, les copains et pour découvrir de nouveaux horizons, comme l’atelier <text:span text:style-name="T2">Écrire dans la ville </text:span><text:span text:style-name="T4">de St Nazaire</text:span>.</text:p>
      <text:p text:style-name="P9">Pour fabriquer ce livre, j’ai d’abord <text:span text:style-name="T24">mis en place des outils</text:span>. J’ai utilisé <text:span text:style-name="T26">principalement </text:span>: la suite bureautique Libreoffice, <text:span text:style-name="T23">en particulier, </text:span>le traitement de texte « <text:span text:style-name="T26">W</text:span>riter » et le tableur « calc » ; <text:span text:style-name="T22">Gimp qui est un outil d’édition et de retouche de l’image et sur Internet l’encyclopédie Wikipédia.</text:span></text:p>
      <text:p text:style-name="P15">Avec le tableur, j’ai créé un fichier chronologique qui met en place plusieurs champs : date, désignation, adresse du domicile, adresse de l’école ou de l’entreprise, note. Chaque enregistrement renseigne ces différents champs. La périodicité des enregistrements est annuelle et calée sur l’année scolaire. Des enregistrements supplémentaires peuvent être insérés pour renseigner des faits marquants particuliers. Ce fichier permet de reconstituer une chronologie précise.</text:p>
      <text:p text:style-name="P11">Le traitement de texte est l’outil principal de la saisie. En outre, il offre des fonctionnalités complémentaires comme l<text:span text:style-name="T27">a</text:span> pagination <text:span text:style-name="T29">automatique</text:span>, la répétition de l’entête de la page ainsi que la création automatique de la table des matières qui est un outil précieux pour naviguer à l’intérieur du document. <text:span text:style-name="T25">Grammalecte est un correcteur grammatical et typographique qui vient compléter le correcteur orthographique de Writer.</text:span></text:p>
      <text:p text:style-name="P12">Gimp est utilisé pour cadrer les images, les découper, ajuster leur taille en vue de diminuer le poids <text:span text:style-name="T28">informatique de leur</text:span> fichier.</text:p>
      <text:p text:style-name="P13">Les outils étant mis en place, il <text:span text:style-name="T29">a été </text:span>nécessaire de définir une méthode. La démarche est particulière puisqu’il s’agit d’un travail de mémoire. Intuitivement, un plan ne m’a pas semblé utile dès le départ. <text:span text:style-name="T28">Le fichier chronologique a permis de fixer les jalons principaux. Ensuite, j’ai foncé tête baisée durant 48 mois à raison de quatre heures par semaine pour en finale obtenir un brouillon. À partir de ce moment, j’ai pensé au plan. Je l’ai construit en construisant <text:s/>la table des matières selon une méthode itérative. En utilisant les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À ce jour une simple lecture de la table des matières me permet la supervision du plan. </text:span></text:p>
      <text:p text:style-name="P1">Le travail de mémoire est un exercice surprenant. Le point de départ est un souvenir particulier <text:span text:style-name="T3">et isolé</text:span>. À partir de ce souvenir, <text:span text:style-name="T3">le travail consiste en la reconstitution du fait, retrouver des dates par recoupement d’informations, étoffer le sujet en faisant appel à des expertises, Wikipédia ainsi que l’avis des personnes qui ont vécu les mêmes circonstances. En final, je suis souvent surpris par la qualité du résultat. L’impression est comme-si j’étais amené à extirper un grain de raisin et de m’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 Le temps consacré, au travail de recherche et de reconstitution, est globalement plus important que le travail de rédaction. Il me semble que la reconstitution complète de ma vie soit possible mais avec toutefois une grande inconnue : combien de temps faudrait-il pour y parvenir ? [C1]</text:span></text:p>
      <text:p text:style-name="P1"/>
      <text:p text:style-name="P6"><text:span text:style-name="T5">Une introduction permet de décrire le contexte politique avant et pendant la seconde guerre mondiale </text:span><text:span text:style-name="T6">ainsi que</text:span><text:span text:style-name="T5"> </text:span><text:span text:style-name="T6">la situation </text:span><text:span text:style-name="T5">familiale </text:span><text:span text:style-name="T7">et professionnelle </text:span><text:span text:style-name="T5">de </text:span><text:span text:style-name="T8">notre</text:span><text:span text:style-name="T6"> père </text:span><text:span text:style-name="T5">Stéphane. </text:span><text:span text:style-name="T9">C’est alors que quelque</text:span><text:span text:style-name="T10">s</text:span><text:span text:style-name="T9"> années après ma naissance </text:span><text:span text:style-name="T11">(28/12/1946)</text:span><text:span text:style-name="T6">, </text:span><text:span text:style-name="T9">à partir de mes souvenirs complétés par des commentaires et témoignages de mon entourage, je me lance dans la description de la vie familiale,</text:span><text:span text:style-name="T12"> scolaire et ludique ainsi que des drames paternels (chômage et accident de voiture).</text:span></text:p>
      <text:p text:style-name="P6"><text:span text:style-name="T13">Plusieurs paragraphes se succèdent. Un premier d’</text:span><text:span text:style-name="T12">importan</text:span><text:span text:style-name="T13">ce</text:span><text:span text:style-name="T12"> est celui des vacances </text:span><text:span text:style-name="T8">estivales fédérées par, </text:span><text:span text:style-name="T14">Marie-Françoise,</text:span><text:span text:style-name="T8"> notre mère. Un </text:span><text:span text:style-name="T13">second</text:span><text:span text:style-name="T8"> est celui de la reconstruction de la villa Beau-séjour </text:span><text:span text:style-name="T15">à </text:span><text:soft-page-break/><text:span text:style-name="T15">Ambleteuse (62) </text:span><text:span text:style-name="T8">par, </text:span><text:span text:style-name="T14">Marie-Louise Del</text:span><text:span text:style-name="T16">es</text:span><text:span text:style-name="T14">cluse,</text:span><text:span text:style-name="T8"> notre grand-mère paternelle.</text:span><text:span text:style-name="T17"> </text:span><text:span text:style-name="T18">Un </text:span><text:span text:style-name="T13">troisième</text:span><text:span text:style-name="T18"> est celui dédié à Tupperware qui décrit le parcours professionnel de notre mère.</text:span></text:p>
      <text:p text:style-name="P6"><text:span text:style-name="T8">Au milieu de tout cela apparaissent en vrac : les jeux, le vélo, la communion solennelle</text:span><text:span text:style-name="T17">, les complicités fraternelles, les fêtes familiales, les espiègleries.</text:span></text:p>
      <text:p text:style-name="P6"><text:span text:style-name="T17">E</text:span><text:span text:style-name="T7">nsuite, j’aborde mon éveil culturel, </text:span><text:span text:style-name="T10">par</text:span><text:span text:style-name="T17"> le cinéma, </text:span><text:span text:style-name="T10">l</text:span><text:span text:style-name="T18">a musique,</text:span><text:span text:style-name="T10"> l</text:span><text:span text:style-name="T18">e théâtre, la peinture, la lecture, la radio,</text:span><text:span text:style-name="T19"> la télévision </text:span><text:span text:style-name="T13">et le son</text:span><text:span text:style-name="T20">.</text:span></text:p>
      <text:p text:style-name="P5">Enfin, deux paragraphes séparés relatent mes études secondaires et supérieures.</text:p>
      <text:p text:style-name="P4">Au centre de mes préoccupations, les voyages tiennent une place importante. Les principaux sont abordés, en particulier, la Grèce en passant par les pays d’Europe de l’Est, l’Andalousie et les États-Unis. Avec le recul, au milieu de cette vie familiale, je m’aperçois que j’ai évolué avec en tête une passion qui est celle de la découverte de l’art et de la culture. Au fil du temps cette passion est restée intacte, plus, elle s’est intensifiée avec une soif de découverte. Ce n’est pas le milieu familial qui me l’a inculquée mais bien plutôt une démarche personnelle et autodidacte.</text:p>
      <text:p text:style-name="Text_20_body">Conseils de Joël :</text:p>
      <text:p text:style-name="P7">Comment ton récit s'est fabriqué ?</text:p>
      <text:p text:style-name="P7">Qu'avais-tu en tête avant de démarrer, et quelles sont les écueils que tu as rencontré ? Les solutions que tu as trouvé ? Car dire une vie est probablement impossible. Et tu l'as fait. </text:p>
      <text:p text:style-name="P7">Tu peux aussi parler de ton enquête... comment tu t'y pris pour enquêter ? Qu'est-ce que l'enquête fait à l'écriture ? </text:p>
      <text:p text:style-name="Text_20_body"><text:span text:style-name="T1">Lire aussi un livre "Les Rolling Stones, une biographie", de François Bon : </text:span><text:bookmark text:name="m_284445684522778886LPlnk156524"/><text:a xlink:type="simple" xlink:href="https://www.babelio.com/livres/Bon-Rolling-Stones-une-biographie/10421" office:target-frame-name="_blank" xlink:show="new" text:style-name="Internet_20_link" text:visited-style-name="Visited_20_Internet_20_Link"><text:span text:style-name="T1">https://www.babelio.com/livres/Bon-Rolling-Stones-une-biographie/10421</text:span></text:a></text:p>
      <text:p text:style-name="P7">et s'inspirer fortement de la préface pour écrire ta préface :) </text:p>
      <text:p text:style-name="P8">[C1]</text:p>
      <text:p text:style-name="P10"/>
      <text:p text:style-name="P14"/>
      <text:p text:style-name="P14">Le récit s’est fabriqué au fur et à mesure en me focalisant sur des souvenirs et en m’efforçant de les ordonner entre eux selon l<text:span text:style-name="T21">eur</text:span> chronolog<text:span text:style-name="T21">ie. </text:span></text:p>
      <text:p text:style-name="P16">Avant de démarrer, j’avais en tête le souhait de pérenniser les faits marquants qui ont jalonné ma vie. Je pense que chaque vie est unique et mérite d’être raconter. Je n’ai jamais été un grand lecteur mais j’ai toujours été un lecteur assidu. J’ai été fortement influencé par le cinéaste François Truffaut, un amoureux des livres. J’ai regardé une grande partie de ses films et j’ai toujours noté dans un coin de ma tête, les moments où il parle de livre. Je me suis également rendu compte que pour que sa vie soit connue des autres, il fallait être célèbre. Hors quand, je me promène dans un cimetière, je me rends compte qu’il est rempli de gens dont on ne connaît rien ou pas grand-chose et je me demande toujours pourquoi, n’avoir pas songer à consigner les faits marquants de leur vie. Majoritairement, au sein d’une famille, ce que l’on connaît de chaque individu se communique verbalement. Bien évidemment, quand les gens meurent, au fil du temps, la connaissance disparaî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7T15:54:18.189561347</meta:creation-date>
    <dc:date>2022-11-07T13:18:19.479155733</dc:date>
    <meta:editing-duration>PT45M34S</meta:editing-duration>
    <meta:editing-cycles>3</meta:editing-cycles>
    <meta:generator>LibreOffice/6.0.7.3$Linux_X86_64 LibreOffice_project/00m0$Build-3</meta:generator>
    <meta:document-statistic meta:table-count="0" meta:image-count="0" meta:object-count="0" meta:page-count="4" meta:paragraph-count="23" meta:word-count="1171" meta:character-count="7272" meta:non-whitespace-character-count="6117"/>
  </office:meta>
</office:document-meta>
</file>